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2000001B72298B867B0B45584.png" manifest:media-type="image/png"/>
  <manifest:file-entry manifest:full-path="Pictures/1000000100000352000001B7BF2D9066BD7A7AFB.png" manifest:media-type="image/png"/>
  <manifest:file-entry manifest:full-path="Pictures/100000010000052C00000252DB4DFCDA676360CE.png" manifest:media-type="image/png"/>
  <manifest:file-entry manifest:full-path="Pictures/10000001000001E00000009E076E07C7E304FB74.png" manifest:media-type="image/png"/>
  <manifest:file-entry manifest:full-path="Pictures/100000010000019500000091F3650E160CAF22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2.946cm" svg:y="2.685cm" svg:width="10.716cm" svg:height="3.836cm" draw:z-index="0"><draw:image xlink:href="Pictures/100000010000019500000091F3650E160CAF22E4.png" xlink:type="simple" xlink:show="embed" xlink:actuate="onLoad" draw:mime-type="image/png"/></draw:frame><draw:frame draw:style-name="fr1" draw:name="Image2" text:anchor-type="char" svg:x="1.919cm" svg:y="8.784cm" svg:width="12.7cm" svg:height="4.18cm" draw:z-index="1"><draw:image xlink:href="Pictures/10000001000001E00000009E076E07C7E304FB74.png" xlink:type="simple" xlink:show="embed" xlink:actuate="onLoad" draw:mime-type="image/png"/></draw:frame><draw:frame draw:style-name="fr1" draw:name="Image3" text:anchor-type="char" svg:x="-0.101cm" svg:y="15.709cm" svg:width="17cm" svg:height="7.625cm" draw:z-index="2"><draw:image xlink:href="Pictures/100000010000052C00000252DB4DFCDA676360CE.png" xlink:type="simple" xlink:show="embed" xlink:actuate="onLoad" draw:mime-type="image/png"/></draw:frame></text:p>
      <text:p text:style-name="P1"><draw:frame draw:style-name="fr1" draw:name="Image4" text:anchor-type="char" svg:x="0.113cm" svg:y="2.711cm" svg:width="17cm" svg:height="8.779cm" draw:z-index="3"><draw:image xlink:href="Pictures/1000000100000352000001B7BF2D9066BD7A7AFB.png" xlink:type="simple" xlink:show="embed" xlink:actuate="onLoad" draw:mime-type="image/png"/></draw:frame><draw:frame draw:style-name="fr1" draw:name="Image5" text:anchor-type="char" svg:x="0.265cm" svg:y="13.494cm" svg:width="17cm" svg:height="8.779cm" draw:z-index="4"><draw:image xlink:href="Pictures/1000000100000352000001B72298B867B0B455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22:04:33.769149856</meta:creation-date>
    <dc:date>2023-11-20T22:09:49.553140378</dc:date>
    <meta:editing-duration>PT5M16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